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normal"/>
    </style:style>
    <style:style style:name="P3" style:family="paragraph">
      <style:paragraph-properties fo:text-align="star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Daily Horoscope</text:p>
          </draw:text-box>
        </draw:frame>
        <draw:rect draw:style-name="gr1" draw:text-style-name="P1" draw:layer="layout" svg:width="5.842cm" svg:height="10.538cm" svg:x="3.048cm" svg:y="6.226cm">
          <text:p/>
        </draw:rect>
        <draw:rect draw:style-name="gr2" draw:text-style-name="P1" draw:layer="layout" svg:width="4.318cm" svg:height="1.016cm" svg:x="3.81cm" svg:y="7.242cm">
          <text:p text:style-name="P1">User Name</text:p>
        </draw:rect>
        <draw:rect draw:style-name="gr2" draw:text-style-name="P2" draw:layer="layout" svg:width="4.318cm" svg:height="1.016cm" svg:x="3.81cm" svg:y="7.242cm">
          <text:p text:style-name="P2">User Name</text:p>
        </draw:rect>
        <draw:rect draw:style-name="gr2" draw:text-style-name="P3" draw:layer="layout" svg:width="4.318cm" svg:height="1.016cm" svg:x="3.81cm" svg:y="8.636cm">
          <text:p text:style-name="P3">Zodiac Sign</text:p>
        </draw:rect>
        <draw:rect draw:style-name="gr2" draw:text-style-name="P1" draw:layer="layout" svg:width="15.748cm" svg:height="5.842cm" svg:x="10.414cm" svg:y="6.226cm">
          <text:p/>
        </draw:rect>
        <draw:rect draw:style-name="gr2" draw:text-style-name="P1" draw:layer="layout" svg:width="4.318cm" svg:height="1.016cm" svg:x="3.756cm" svg:y="15.24cm">
          <text:p text:style-name="P1">Submit</text:p>
        </draw:rect>
        <draw:frame draw:style-name="gr3" draw:layer="layout" svg:width="13.558cm" svg:height="0.963cm" svg:x="11.512cm" svg:y="6.858cm">
          <draw:text-box>
            <text:p>{User Name} here is your horoscope for today:</text:p>
          </draw:text-box>
        </draw:frame>
        <draw:rect draw:style-name="gr2" draw:text-style-name="P1" draw:layer="layout" svg:width="14.224cm" svg:height="3.302cm" svg:x="11.176cm" svg:y="8.128cm">
          <text:p text:style-name="P1">Horoscope Info</text:p>
        </draw:rect>
        <draw:g>
          <draw:custom-shape draw:style-name="gr4" draw:text-style-name="P1" draw:layer="layout" svg:width="0.254cm" svg:height="0.508cm" svg:x="7.52cm" svg:y="13.97cm">
            <text:p/>
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2" draw:text-style-name="P3" draw:layer="layout" svg:width="4.318cm" svg:height="1.016cm" svg:x="3.71cm" svg:y="13.716cm">
            <text:p text:style-name="P3">Moon Phases</text:p>
          </draw:rect>
        </draw:g>
        <draw:rect draw:style-name="gr2" draw:text-style-name="P1" draw:layer="layout" svg:width="6.858cm" svg:height="3.934cm" svg:x="10.414cm" svg:y="12.892cm">
          <text:p text:style-name="P1">Fun Quote 1</text:p>
        </draw:rect>
        <draw:rect draw:style-name="gr2" draw:text-style-name="P1" draw:layer="layout" svg:width="8.128cm" svg:height="3.934cm" svg:x="18.034cm" svg:y="12.892cm">
          <text:p text:style-name="P3">Community Corner:</text:p>
          <text:p text:style-name="P3"><text:span text:style-name="T1">...</text:span></text:p>
          <text:p text:style-name="P3"><text:span text:style-name="T1">11/25/21 1:12PM Olivia says: “How </text:span></text:p>
          <text:p text:style-name="P3"><text:span text:style-name="T1">about we have a Community Corner?”</text:span></text:p>
          <text:p text:style-name="P3"><text:span text:style-name="T1">11/25/21 1:13PM Rich says. “I </text:span></text:p>
          <text:p text:style-name="P3"><text:span text:style-name="T1">love the community corner idea”</text:span></text:p>
        </draw:rect>
        <draw:rect draw:style-name="gr1" draw:text-style-name="P1" draw:layer="layout" svg:width="0.508cm" svg:height="3.934cm" svg:x="26.162cm" svg:y="12.892cm">
          <text:p/>
        </draw:rect>
        <draw:custom-shape draw:style-name="gr4" draw:text-style-name="P1" draw:layer="layout" svg:width="0.254cm" svg:height="0.508cm" svg:x="26.262cm" svg:y="16.318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0.254cm" svg:height="0.508cm" svg:x="26.263cm" svg:y="13.018cm">
          <text:p/>
          <draw:enhanced-geometry svg:viewBox="0 0 21600 21600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layer="layout" svg:width="6.856cm" svg:height="0.963cm" svg:x="10.924cm" svg:y="3.609cm">
          <draw:text-box>
            <text:p>[today's date and time]</text:p>
          </draw:text-box>
        </draw:frame>
        <draw:rect draw:style-name="gr2" draw:text-style-name="P1" draw:layer="layout" svg:width="3.048cm" svg:height="1.016cm" svg:x="10.414cm" svg:y="17.018cm">
          <text:p text:style-name="P1">Next</text:p>
        </draw:rect>
        <draw:rect draw:style-name="gr2" draw:text-style-name="P1" draw:layer="layout" svg:width="4.572cm" svg:height="1.016cm" svg:x="11.684cm" svg:y="18.288cm">
          <text:p text:style-name="P1">Quote Page</text:p>
        </draw:rect>
        <draw:rect draw:style-name="gr2" draw:text-style-name="P1" draw:layer="layout" svg:width="3.048cm" svg:height="1.016cm" svg:x="14.224cm" svg:y="17.018cm">
          <text:p text:style-name="P1">Prev</text:p>
        </draw:rect>
        <draw:rect draw:style-name="gr2" draw:text-style-name="P1" draw:layer="layout" svg:width="4.572cm" svg:height="1.016cm" svg:x="22.098cm" svg:y="17.072cm">
          <text:p text:style-name="P1">Full Details</text:p>
        </draw:rect>
        <draw:rect draw:style-name="gr2" draw:text-style-name="P1" draw:layer="layout" svg:width="3.81cm" svg:height="1.016cm" svg:x="18.034cm" svg:y="17.072cm">
          <text:p text:style-name="P1">Add Msg</text:p>
        </draw:rect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ich Overholt</meta:initial-creator>
    <meta:creation-date>2021-12-04T12:01:38.66</meta:creation-date>
    <meta:editing-duration>PT1M8S</meta:editing-duration>
    <meta:editing-cycles>2</meta:editing-cycles>
    <dc:date>2021-12-04T21:35:18.60</dc:date>
    <dc:creator>Rich Overholt</dc:creator>
    <meta:document-statistic meta:object-count="46"/>
    <meta:generator>OpenOffice/4.1.6$Win32 OpenOffice.org_project/416m1$Build-9790</meta:generator>
  </office:meta>
</office:document-meta>
</file>